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officeooo:paragraph-rsid="001d45ef" style:font-size-asian="14pt" style:font-size-complex="14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font-style="normal" officeooo:paragraph-rsid="002325fb" style:font-size-asian="14pt" style:font-style-asian="normal" style:font-size-complex="14pt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officeooo:paragraph-rsid="00264ec6" style:font-size-asian="14pt" style:font-style-asian="normal" style:font-size-complex="14pt" style:font-style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4pt" fo:font-style="normal" officeooo:paragraph-rsid="00264ec6" style:font-size-asian="14pt" style:font-style-asian="normal" style:font-size-complex="14pt" style:font-style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fo:font-size="14pt" fo:font-style="normal" officeooo:paragraph-rsid="00264ec6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italic" officeooo:paragraph-rsid="001e3363" style:font-size-asian="14pt" style:font-style-asian="italic" style:font-size-complex="14pt" style:font-style-complex="italic"/>
    </style:style>
    <style:style style:name="P1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paragraph-rsid="00221ee8" style:font-size-asian="12pt" style:font-size-complex="12pt"/>
    </style:style>
    <style:style style:name="P14" style:family="paragraph" style:parent-style-name="Standard">
      <style:paragraph-properties fo:text-align="start" style:justify-single-word="false" style:writing-mode="lr-tb"/>
      <style:text-properties fo:font-size="12pt" officeooo:paragraph-rsid="002579a0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作業1</text:p>
      <text:p text:style-name="P12">編輯時間：2021/10/18</text:p>
      <text:p text:style-name="P12"/>
      <text:p text:style-name="P12">編輯者：侯則瑜</text:p>
      <text:p text:style-name="P12"/>
      <text:p text:style-name="P14">Operating System : Ubuntu</text:p>
      <text:p text:style-name="P12">Language: Python</text:p>
      <text:p text:style-name="P13">Environment: Conda</text:p>
      <text:p text:style-name="P12">Library: os, json, xml, pandas, re</text:p>
      <text:p text:style-name="P1"/>
      <text:p text:style-name="P2">指定文檔資料夾路徑，針對內部的文件根據不同形式逐一處理。</text:p>
      <text:p text:style-name="P2"/>
      <text:list xml:id="list4065000219" text:style-name="L1">
        <text:list-item>
          <text:p text:style-name="P4">如果為 xml 文件</text:p>
          <text:list>
            <text:list-item>
              <text:p text:style-name="P5">提取所有 element 中的 text ，串接起來，獲取文章所有字串，長度代表文章字元長度。</text:p>
            </text:list-item>
            <text:list-item>
              <text:p text:style-name="P6">去掉標點符號，用空格符號將文章進行單字切割，計算單字數量。</text:p>
            </text:list-item>
            <text:list-item>
              <text:p text:style-name="P5">用句號數量來計算句子數量。</text:p>
            </text:list-item>
          </text:list>
        </text:list-item>
        <text:list-item>
          <text:p text:style-name="P3">如果為 json 文件</text:p>
          <text:list>
            <text:list-item>
              <text:p text:style-name="P3">提取所有 key 中的 text ，串接起來，獲取文章所有字串，計算長度代表文章字元長度。</text:p>
            </text:list-item>
            <text:list-item>
              <text:p text:style-name="P3">去掉標點符號，用空白符號進行切割，計算有多少單字。</text:p>
            </text:list-item>
            <text:list-item>
              <text:p text:style-name="P6">用句號數量來計算句子數量。</text:p>
            </text:list-item>
          </text:list>
        </text:list-item>
      </text:list>
      <text:p text:style-name="P10"/>
      <text:p text:style-name="P7">將上面算出的數據以及文章內容整合至 dataframe 形式。</text:p>
      <text:p text:style-name="P7"/>
      <text:list xml:id="list1186476420" text:style-name="L4">
        <text:list-item>
          <text:p text:style-name="P8">doc = document(folder=‘path/folder/’)</text:p>
        </text:list-item>
        <text:list-item>
          <text:p text:style-name="P8">doc.read()</text:p>
        </text:list-item>
        <text:list-item>
          <text:p text:style-name="P8">doc.data.head()</text:p>
        </text:list-item>
      </text:list>
      <text:p text:style-name="P7"/>
      <text:p text:style-name="P7">定義一個函數 search 來根據關鍵字尋找針對所有文檔逐一搜尋，搜尋結果包含，是否出現、出現幾次，格式為 dataframe 。</text:p>
      <text:p text:style-name="P7"/>
      <text:list xml:id="list235562741" text:style-name="L5">
        <text:list-item>
          <text:p text:style-name="P9">doc.search(keyword=‘keyword’)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2T19:13:11.130182682</meta:creation-date>
    <dc:date>2021-10-19T13:49:10.767935013</dc:date>
    <meta:editing-duration>PT14M32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307" meta:character-count="538" meta:non-whitespace-character-count="508"/>
  </office:meta>
</office:document-meta>
</file>